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mport json</text:p>
      <text:p text:style-name="P1">import mysql.connector</text:p>
      <text:p text:style-name="P1">from mysql.connector import Error</text:p>
      <text:p text:style-name="P1"/>
      <text:p text:style-name="P1">def lambda_handler(event, context):</text:p>
      <text:p text:style-name="P1"><text:s text:c="4"/>print("hi")</text:p>
      <text:p text:style-name="P1"><text:s text:c="4"/># Log the event to see its structure</text:p>
      <text:p text:style-name="P1"><text:s text:c="4"/>print("Received event: " + json.dumps(event))</text:p>
      <text:p text:style-name="P1"/>
      <text:p text:style-name="P1"><text:s text:c="4"/># Check if 'httpMethod' key exists in the event</text:p>
      <text:p text:style-name="P1"><text:s text:c="4"/>if 'httpMethod' not in event:</text:p>
      <text:p text:style-name="P1"><text:s text:c="8"/>return {</text:p>
      <text:p text:style-name="P1"><text:s text:c="12"/>'statusCode': 400,</text:p>
      <text:p text:style-name="P1"><text:s text:c="12"/>'headers': {</text:p>
      <text:p text:style-name="P1"><text:s text:c="16"/>'Access-Control-Allow-Origin': '*',</text:p>
      <text:p text:style-name="P1"><text:s text:c="16"/>'Access-Control-Allow-Headers': 'Content-Type, X-Amz-Date, Authorization, X-Api-Key, X-Amz-Security-Token',</text:p>
      <text:p text:style-name="P1"><text:s text:c="16"/>'Access-Control-Allow-Methods': 'OPTIONS,GET,POST,PUT,DELETE'</text:p>
      <text:p text:style-name="P1"><text:s text:c="12"/>},</text:p>
      <text:p text:style-name="P1"><text:s text:c="12"/>'body': json.dumps('Bad Request: Missing httpMethod')</text:p>
      <text:p text:style-name="P1"><text:s text:c="8"/>}</text:p>
      <text:p text:style-name="P1"/>
      <text:p text:style-name="P1"><text:s text:c="4"/>http_method = event['httpMethod']</text:p>
      <text:p text:style-name="P1"><text:s text:c="4"/>print(f"httpMethod: {http_method}")</text:p>
      <text:p text:style-name="P1"/>
      <text:p text:style-name="P1"><text:s text:c="4"/># Handle CORS preflight request</text:p>
      <text:p text:style-name="P1"><text:s text:c="4"/>if http_method == 'OPTIONS':</text:p>
      <text:p text:style-name="P1"><text:s text:c="8"/>return {</text:p>
      <text:p text:style-name="P1"><text:s text:c="12"/>'statusCode': 200,</text:p>
      <text:p text:style-name="P1"><text:s text:c="12"/>'headers': {</text:p>
      <text:p text:style-name="P1"><text:s text:c="16"/>'Access-Control-Allow-Origin': '*',</text:p>
      <text:p text:style-name="P1"><text:s text:c="16"/>'Access-Control-Allow-Headers': 'Content-Type, X-Amz-Date, Authorization, X-Api-Key, X-Amz-Security-Token',</text:p>
      <text:p text:style-name="P1"><text:s text:c="16"/>'Access-Control-Allow-Methods': 'OPTIONS,GET,POST,PUT,DELETE'</text:p>
      <text:p text:style-name="P1"><text:s text:c="12"/>},</text:p>
      <text:p text:style-name="P1"><text:s text:c="12"/>'body': json.dumps('CORS preflight request handled')</text:p>
      <text:p text:style-name="P1"><text:s text:c="8"/>}</text:p>
      <text:p text:style-name="P1"/>
      <text:p text:style-name="P1"><text:s text:c="4"/>if http_method == 'GET':</text:p>
      <text:p text:style-name="P1"><text:s text:c="8"/>return handle_get(event)</text:p>
      <text:p text:style-name="P1"><text:s text:c="4"/>elif http_method == 'POST':</text:p>
      <text:p text:style-name="P1"><text:s text:c="8"/>return handle_post(event)</text:p>
      <text:p text:style-name="P1"><text:s text:c="4"/>elif http_method == 'PUT':</text:p>
      <text:p text:style-name="P1"><text:s text:c="8"/>return handle_put(event)</text:p>
      <text:p text:style-name="P1"><text:s text:c="4"/>elif http_method == 'DELETE':</text:p>
      <text:p text:style-name="P1"><text:s text:c="8"/>return handle_delete(event)</text:p>
      <text:p text:style-name="P1"><text:s text:c="4"/>else:</text:p>
      <text:p text:style-name="P1"><text:s text:c="8"/>return {</text:p>
      <text:p text:style-name="P1"><text:s text:c="12"/>'statusCode': 405,</text:p>
      <text:p text:style-name="P1"><text:s text:c="12"/>'headers': {</text:p>
      <text:p text:style-name="P1"><text:s text:c="16"/>'Access-Control-Allow-Origin': '*',</text:p>
      <text:p text:style-name="P1"><text:s text:c="16"/>'Access-Control-Allow-Headers': 'Content-Type, X-Amz-Date, Authorization, X-Api-Key, X-Amz-Security-Token',</text:p>
      <text:p text:style-name="P1"><text:s text:c="16"/>'Access-Control-Allow-Methods': 'OPTIONS,GET,POST,PUT,DELETE'</text:p>
      <text:p text:style-name="P1"><text:s text:c="12"/>},</text:p>
      <text:p text:style-name="P1"><text:s text:c="12"/>'body': json.dumps('Method Not Allowed')</text:p>
      <text:p text:style-name="P1"><text:s text:c="8"/>}</text:p>
      <text:p text:style-name="P1"/>
      <text:p text:style-name="P1">def handle_get(event):</text:p>
      <text:p text:style-name="P1"><text:s text:c="4"/>print("GET request")</text:p>
      <text:p text:style-name="P1"><text:s text:c="4"/>print(f"Received event: {json.dumps(event)}")</text:p>
      <text:p text:style-name="P1"><text:s text:c="4"/>connection = None</text:p>
      <text:p text:style-name="P1"><text:s text:c="4"/>cursor = None</text:p>
      <text:p text:style-name="P1"><text:s text:c="4"/>try:</text:p>
      <text:p text:style-name="P1"><text:s text:c="8"/># RDS connection parameters</text:p>
      <text:p text:style-name="P1"><text:s text:c="8"/>connection = mysql.connector.connect(</text:p>
      <text:p text:style-name="P1"><text:s text:c="12"/>host='mysqlinstance-project-part-b.cuo5nanhwhsm.us-east-1.rds.amazonaws.com',</text:p>
      <text:p text:style-name="P1"><text:s text:c="12"/>user='admin',</text:p>
      <text:p text:style-name="P1"><text:s text:c="12"/>password='shubhamkaushik2006',</text:p>
      <text:p text:style-name="P1"><text:s text:c="12"/>database='Shopping_Cart'</text:p>
      <text:p text:style-name="P1"><text:s text:c="8"/>)</text:p>
      <text:p text:style-name="P1"><text:s text:c="8"/>query = 'SELECT productId, productName, productPrice, productDescription, productImage FROM shopping_cart_products'</text:p>
      <text:p text:style-name="P1"/>
      <text:p text:style-name="P1"><text:s text:c="8"/>cursor = connection.cursor(dictionary=True)</text:p>
      <text:p text:style-name="P1"><text:s text:c="8"/>cursor.execute(query)</text:p>
      <text:p text:style-name="P1"><text:s text:c="8"/>results = cursor.fetchall()</text:p>
      <text:p text:style-name="P1"/>
      <text:p text:style-name="P1"><text:s text:c="8"/># Convert any bytes to string</text:p>
      <text:p text:style-name="P1"><text:s text:c="8"/>for item in results:</text:p>
      <text:p text:style-name="P1"><text:s text:c="12"/>if 'productImage' in item and isinstance(item['productImage'], bytes):</text:p>
      <text:p text:style-name="P1"><text:s text:c="16"/>item['productImage'] = item['productImage'].decode('utf-8') <text:s/># Convert bytes to string</text:p>
      <text:p text:style-name="P1"/>
      <text:p text:style-name="P1"><text:s text:c="8"/>response = {</text:p>
      <text:p text:style-name="P1"><text:s text:c="12"/>'statusCode': 200,</text:p>
      <text:p text:style-name="P1"><text:s text:c="12"/>'headers': {</text:p>
      <text:p text:style-name="P1"><text:s text:c="16"/>'Access-Control-Allow-Origin': '*',</text:p>
      <text:p text:style-name="P1"><text:s text:c="16"/>'Access-Control-Allow-Headers': 'Content-Type, X-Amz-Date, Authorization, X-Api-Key, X-Amz-Security-Token',</text:p>
      <text:p text:style-name="P1"><text:s text:c="16"/>'Access-Control-Allow-Methods': 'OPTIONS,GET,POST,PUT,DELETE'</text:p>
      <text:p text:style-name="P1"><text:s text:c="12"/>},</text:p>
      <text:p text:style-name="P1"><text:s text:c="12"/>'body': json.dumps(results)</text:p>
      <text:p text:style-name="P1"><text:s text:c="8"/>}</text:p>
      <text:p text:style-name="P1"><text:s text:c="4"/>except Error as err:</text:p>
      <text:p text:style-name="P1"><text:s text:c="8"/>print(f"Error: {err}")</text:p>
      <text:p text:style-name="P1"><text:s text:c="8"/>response = {</text:p>
      <text:p text:style-name="P1"><text:s text:c="12"/>'statusCode': 500,</text:p>
      <text:p text:style-name="P1"><text:s text:c="12"/>'headers': {</text:p>
      <text:p text:style-name="P1"><text:s text:c="16"/>'Access-Control-Allow-Origin': '*',</text:p>
      <text:p text:style-name="P1"><text:s text:c="16"/>'Access-Control-Allow-Headers': 'Content-Type, X-Amz-Date, Authorization, X-Api-Key, X-Amz-Security-Token',</text:p>
      <text:p text:style-name="P1"><text:s text:c="16"/>'Access-Control-Allow-Methods': 'OPTIONS,GET,POST,PUT,DELETE'</text:p>
      <text:p text:style-name="P1"><text:s text:c="12"/>},</text:p>
      <text:p text:style-name="P1"><text:s text:c="12"/>'body': json.dumps({'message': f'Error fetching items from cart: {err}'})</text:p>
      <text:p text:style-name="P1"><text:s text:c="8"/>}</text:p>
      <text:p text:style-name="P1"><text:s text:c="4"/>finally:</text:p>
      <text:p text:style-name="P1"><text:s text:c="8"/>if cursor:</text:p>
      <text:p text:style-name="P1"><text:s text:c="12"/>cursor.close()</text:p>
      <text:p text:style-name="P1"><text:s text:c="8"/>if connection:</text:p>
      <text:p text:style-name="P1"><text:s text:c="12"/>connection.close()</text:p>
      <text:p text:style-name="P1"/>
      <text:p text:style-name="P1"><text:s text:c="4"/>return response</text:p>
      <text:p text:style-name="P1"/>
      <text:p text:style-name="P1"/>
      <text:p text:style-name="P1">def handle_post(event):</text:p>
      <text:p text:style-name="P1"><text:s text:c="4"/>print("Post Event")</text:p>
      <text:p text:style-name="P1"><text:s text:c="4"/>print(f"Received event: {json.dumps(event)}")</text:p>
      <text:p text:style-name="P1"><text:s text:c="4"/></text:p>
      <text:p text:style-name="P1"><text:s text:c="4"/>body = json.loads(event.get('body', '{}'))</text:p>
      <text:p text:style-name="P1"><text:s text:c="4"/>print(f"Parsed body: {body}")</text:p>
      <text:p text:style-name="P1"><text:s text:c="4"/></text:p>
      <text:p text:style-name="P1"><text:s text:c="4"/>productId = body.get('id')</text:p>
      <text:p text:style-name="P1"><text:s text:c="4"/>productName = body.get('name')</text:p>
      <text:p text:style-name="P1"><text:s text:c="4"/>productPrice = body.get('price')</text:p>
      <text:p text:style-name="P1"><text:s text:c="4"/>productDescription = body.get('description')</text:p>
      <text:p text:style-name="P1"><text:s text:c="4"/>productImage = body.get('images') <text:s/># Assuming this is a list, you might need to adjust based on your schema</text:p>
      <text:p text:style-name="P1"/>
      <text:p text:style-name="P1"><text:s text:c="4"/>if not productId or not productName or not productPrice or not productDescription or not productImage:</text:p>
      <text:p text:style-name="P1"><text:s text:c="8"/>return {</text:p>
      <text:p text:style-name="P1"><text:s text:c="12"/>'statusCode': 400,</text:p>
      <text:p text:style-name="P1"><text:s text:c="12"/>'headers': {</text:p>
      <text:p text:style-name="P1"><text:s text:c="16"/>'Access-Control-Allow-Origin': '*',</text:p>
      <text:p text:style-name="P1"><text:s text:c="16"/>'Access-Control-Allow-Headers': 'Content-Type, X-Amz-Date, Authorization, X-Api-Key, X-Amz-Security-Token',</text:p>
      <text:p text:style-name="P1"><text:s text:c="16"/>'Access-Control-Allow-Methods': 'OPTIONS,GET,POST,PUT,DELETE'</text:p>
      <text:p text:style-name="P1"><text:s text:c="12"/>},</text:p>
      <text:p text:style-name="P1"><text:s text:c="12"/>'body': json.dumps({'message': 'Missing required fields'})</text:p>
      <text:p text:style-name="P1"><text:s text:c="8"/>}</text:p>
      <text:p text:style-name="P1"/>
      <text:p text:style-name="P1"><text:s text:c="4"/>connection = None</text:p>
      <text:p text:style-name="P1"><text:s text:c="4"/>cursor = None</text:p>
      <text:p text:style-name="P1"><text:s text:c="4"/>try:</text:p>
      <text:p text:style-name="P1"><text:s text:c="8"/># RDS connection parameters</text:p>
      <text:p text:style-name="P1"><text:s text:c="8"/>connection = mysql.connector.connect(</text:p>
      <text:p text:style-name="P1"><text:s text:c="12"/>host='mysqlinstance-project-part-b.cuo5nanhwhsm.us-east-1.rds.amazonaws.com',</text:p>
      <text:p text:style-name="P1"><text:s text:c="12"/>user='admin',</text:p>
      <text:p text:style-name="P1"><text:s text:c="12"/>password='shubhamkaushik2006',</text:p>
      <text:p text:style-name="P1"><text:s text:c="12"/>database='Shopping_Cart'</text:p>
      <text:p text:style-name="P1"><text:s text:c="8"/>)</text:p>
      <text:p text:style-name="P1"/>
      <text:p text:style-name="P1"><text:s text:c="8"/># Handle productImage if it's a list; convert it to a string format if necessary</text:p>
      <text:p text:style-name="P1"><text:s text:c="8"/>productImage = ','.join(productImage) if isinstance(productImage, list) else productImage</text:p>
      <text:p text:style-name="P1"/>
      <text:p text:style-name="P1"><text:s text:c="8"/>query = 'INSERT INTO shopping_cart_products (productId, productName, productPrice, productDescription, productImage) VALUES (%s, %s, %s, %s, %s)'</text:p>
      <text:p text:style-name="P1"/>
      <text:p text:style-name="P1"><text:s text:c="8"/>cursor = connection.cursor()</text:p>
      <text:p text:style-name="P1"><text:s text:c="8"/>cursor.execute(query, (productId, productName, productPrice, productDescription, productImage))</text:p>
      <text:p text:style-name="P1"><text:s text:c="8"/>connection.commit()</text:p>
      <text:p text:style-name="P1"><text:s text:c="8"/>response = {</text:p>
      <text:p text:style-name="P1"><text:s text:c="12"/>'statusCode': 200,</text:p>
      <text:p text:style-name="P1"><text:s text:c="12"/>'headers': {</text:p>
      <text:p text:style-name="P1"><text:s text:c="16"/>'Access-Control-Allow-Origin': '*',</text:p>
      <text:p text:style-name="P1"><text:s text:c="16"/>'Access-Control-Allow-Headers': 'Content-Type, X-Amz-Date, Authorization, X-Api-Key, X-Amz-Security-Token',</text:p>
      <text:p text:style-name="P1"><text:s text:c="16"/>'Access-Control-Allow-Methods': 'OPTIONS,GET,POST,PUT,DELETE'</text:p>
      <text:p text:style-name="P1"><text:s text:c="12"/>},</text:p>
      <text:p text:style-name="P1"><text:s text:c="12"/>'body': json.dumps({'message': 'Item added to cart successfully'})</text:p>
      <text:p text:style-name="P1"><text:s text:c="8"/>}</text:p>
      <text:p text:style-name="P1"><text:s text:c="4"/>except Error as err:</text:p>
      <text:p text:style-name="P1"><text:s text:c="8"/>print(f"Error: {err}")</text:p>
      <text:p text:style-name="P1"><text:s text:c="8"/>response = {</text:p>
      <text:p text:style-name="P1"><text:s text:c="12"/>'statusCode': 500,</text:p>
      <text:p text:style-name="P1"><text:s text:c="12"/>'headers': {</text:p>
      <text:p text:style-name="P1"><text:s text:c="16"/>'Access-Control-Allow-Origin': '*',</text:p>
      <text:p text:style-name="P1"><text:s text:c="16"/>'Access-Control-Allow-Headers': 'Content-Type, X-Amz-Date, Authorization, X-Api-Key, X-Amz-Security-Token',</text:p>
      <text:p text:style-name="P1"><text:s text:c="16"/>'Access-Control-Allow-Methods': 'OPTIONS,GET,POST,PUT,DELETE'</text:p>
      <text:p text:style-name="P1"><text:s text:c="12"/>},</text:p>
      <text:p text:style-name="P1"><text:s text:c="12"/>'body': json.dumps({'message': f'Error adding item to cart: {err}'})</text:p>
      <text:p text:style-name="P1"><text:s text:c="8"/>}</text:p>
      <text:p text:style-name="P1"><text:s text:c="4"/>finally:</text:p>
      <text:p text:style-name="P1"><text:s text:c="8"/>if cursor:</text:p>
      <text:p text:style-name="P1"><text:s text:c="12"/>cursor.close()</text:p>
      <text:p text:style-name="P1"><text:s text:c="8"/>if connection:</text:p>
      <text:p text:style-name="P1"><text:s text:c="12"/>connection.close()</text:p>
      <text:p text:style-name="P1"/>
      <text:p text:style-name="P1"><text:s text:c="4"/>return response</text:p>
      <text:p text:style-name="P1"/>
      <text:p text:style-name="P1"/>
      <text:p text:style-name="P1">def handle_put(event):</text:p>
      <text:p text:style-name="P1"><text:s text:c="4"/># Handle PUT request</text:p>
      <text:p text:style-name="P1"><text:s text:c="4"/>response = {</text:p>
      <text:p text:style-name="P1"><text:s text:c="8"/>'statusCode': 200,</text:p>
      <text:p text:style-name="P1"><text:s text:c="8"/>'headers': {</text:p>
      <text:p text:style-name="P1"><text:s text:c="12"/>'Access-Control-Allow-Origin': '*',</text:p>
      <text:p text:style-name="P1"><text:s text:c="12"/>'Access-Control-Allow-Headers': 'Content-Type, X-Amz-Date, Authorization, X-Api-Key, X-Amz-Security-Token',</text:p>
      <text:p text:style-name="P1"><text:s text:c="12"/>'Access-Control-Allow-Methods': 'OPTIONS,GET,POST,PUT,DELETE'</text:p>
      <text:p text:style-name="P1"><text:s text:c="8"/>},</text:p>
      <text:p text:style-name="P1"><text:s text:c="8"/>'body': json.dumps('PUT request handled')</text:p>
      <text:p text:style-name="P1"><text:s text:c="4"/>}</text:p>
      <text:p text:style-name="P1"><text:s text:c="4"/>return response</text:p>
      <text:p text:style-name="P1"/>
      <text:p text:style-name="P1">def handle_delete(event):</text:p>
      <text:p text:style-name="P1"><text:s text:c="4"/>print("DELETE request")</text:p>
      <text:p text:style-name="P1"><text:s text:c="4"/>print(f"Received event: {json.dumps(event)}")</text:p>
      <text:p text:style-name="P1"/>
      <text:p text:style-name="P1"><text:s text:c="4"/># Get productId from the query string parameters</text:p>
      <text:p text:style-name="P1"><text:s text:c="4"/>productId = event.get('queryStringParameters', {}).get('productId')</text:p>
      <text:p text:style-name="P1"/>
      <text:p text:style-name="P1"><text:s text:c="4"/>if not productId:</text:p>
      <text:p text:style-name="P1"><text:s text:c="8"/>return {</text:p>
      <text:p text:style-name="P1"><text:s text:c="12"/>'statusCode': 400,</text:p>
      <text:p text:style-name="P1"><text:s text:c="12"/>'headers': {</text:p>
      <text:p text:style-name="P1"><text:s text:c="16"/>'Access-Control-Allow-Origin': '*',</text:p>
      <text:p text:style-name="P1"><text:s text:c="16"/>'Access-Control-Allow-Headers': 'Content-Type, X-Amz-Date, Authorization, X-Api-Key, X-Amz-Security-Token',</text:p>
      <text:p text:style-name="P1"><text:s text:c="16"/>'Access-Control-Allow-Methods': 'OPTIONS,GET,POST,PUT,DELETE'</text:p>
      <text:p text:style-name="P1"><text:s text:c="12"/>},</text:p>
      <text:p text:style-name="P1"><text:s text:c="12"/>'body': json.dumps({'message': 'Missing product ID'})</text:p>
      <text:p text:style-name="P1"><text:s text:c="8"/>}</text:p>
      <text:p text:style-name="P1"/>
      <text:p text:style-name="P1"><text:s text:c="4"/>connection = None</text:p>
      <text:p text:style-name="P1"><text:s text:c="4"/>cursor = None</text:p>
      <text:p text:style-name="P1"><text:s text:c="4"/>try:</text:p>
      <text:p text:style-name="P1"><text:s text:c="8"/># RDS connection parameters</text:p>
      <text:p text:style-name="P1"><text:s text:c="8"/>connection = mysql.connector.connect(</text:p>
      <text:p text:style-name="P1"><text:s text:c="12"/>host='mysqlinstance-project-part-b.cuo5nanhwhsm.us-east-1.rds.amazonaws.com',</text:p>
      <text:p text:style-name="P1"><text:s text:c="12"/>user='admin',</text:p>
      <text:p text:style-name="P1"><text:s text:c="12"/>password='shubhamkaushik2006',</text:p>
      <text:p text:style-name="P1"><text:s text:c="12"/>database='Shopping_Cart'</text:p>
      <text:p text:style-name="P1"><text:s text:c="8"/>)</text:p>
      <text:p text:style-name="P1"/>
      <text:p text:style-name="P1"><text:s text:c="8"/># Ensure productId is cast to the correct type if necessary</text:p>
      <text:p text:style-name="P1"><text:s text:c="8"/>query = 'DELETE FROM shopping_cart_products WHERE productId = %s'</text:p>
      <text:p text:style-name="P1"><text:s text:c="8"/>cursor = connection.cursor()</text:p>
      <text:p text:style-name="P1"><text:s text:c="8"/>cursor.execute(query, (int(productId),))</text:p>
      <text:p text:style-name="P1"><text:s text:c="8"/>connection.commit()</text:p>
      <text:p text:style-name="P1"><text:s text:c="8"/></text:p>
      <text:p text:style-name="P1"><text:s text:c="8"/>if cursor.rowcount == 0:</text:p>
      <text:p text:style-name="P1"><text:s text:c="12"/>return {</text:p>
      <text:p text:style-name="P1"><text:s text:c="16"/>'statusCode': 404,</text:p>
      <text:p text:style-name="P1"><text:s text:c="16"/>'headers': {</text:p>
      <text:p text:style-name="P1"><text:s text:c="20"/>'Access-Control-Allow-Origin': '*',</text:p>
      <text:p text:style-name="P1"><text:s text:c="20"/>'Access-Control-Allow-Headers': 'Content-Type, X-Amz-Date, Authorization, X-Api-Key, X-Amz-Security-Token',</text:p>
      <text:p text:style-name="P1"><text:s text:c="20"/>'Access-Control-Allow-Methods': 'OPTIONS,GET,POST,PUT,DELETE'</text:p>
      <text:p text:style-name="P1"><text:s text:c="16"/>},</text:p>
      <text:p text:style-name="P1"><text:s text:c="16"/>'body': json.dumps({'message': 'Product not found'})</text:p>
      <text:p text:style-name="P1"><text:s text:c="12"/>}</text:p>
      <text:p text:style-name="P1"/>
      <text:p text:style-name="P1"><text:s text:c="8"/>response = {</text:p>
      <text:p text:style-name="P1"><text:s text:c="12"/>'statusCode': 200,</text:p>
      <text:p text:style-name="P1"><text:s text:c="12"/>'headers': {</text:p>
      <text:p text:style-name="P1"><text:s text:c="16"/>'Access-Control-Allow-Origin': '*',</text:p>
      <text:p text:style-name="P1"><text:s text:c="16"/>'Access-Control-Allow-Headers': 'Content-Type, X-Amz-Date, Authorization, X-Api-Key, X-Amz-Security-Token',</text:p>
      <text:p text:style-name="P1"><text:s text:c="16"/>'Access-Control-Allow-Methods': 'OPTIONS,GET,POST,PUT,DELETE'</text:p>
      <text:p text:style-name="P1"><text:s text:c="12"/>},</text:p>
      <text:p text:style-name="P1"><text:s text:c="12"/>'body': json.dumps({'message': 'Product deleted successfully'})</text:p>
      <text:p text:style-name="P1"><text:s text:c="8"/>}</text:p>
      <text:p text:style-name="P1"><text:s text:c="4"/>except Error as err:</text:p>
      <text:p text:style-name="P1"><text:s text:c="8"/>print(f"Error: {err}") <text:s/># Log error to CloudWatch</text:p>
      <text:p text:style-name="P1"><text:s text:c="8"/>response = {</text:p>
      <text:p text:style-name="P1"><text:s text:c="12"/>'statusCode': 500,</text:p>
      <text:p text:style-name="P1"><text:s text:c="12"/>'headers': {</text:p>
      <text:p text:style-name="P1"><text:s text:c="16"/>'Access-Control-Allow-Origin': '*',</text:p>
      <text:p text:style-name="P1"><text:s text:c="16"/>'Access-Control-Allow-Headers': 'Content-Type, X-Amz-Date, Authorization, X-Api-Key, X-Amz-Security-Token',</text:p>
      <text:p text:style-name="P1"><text:s text:c="16"/>'Access-Control-Allow-Methods': 'OPTIONS,GET,POST,PUT,DELETE'</text:p>
      <text:p text:style-name="P1"><text:s text:c="12"/>},</text:p>
      <text:p text:style-name="P1"><text:s text:c="12"/>'body': json.dumps({'message': f'Error deleting product: {err}'})</text:p>
      <text:p text:style-name="P1"><text:s text:c="8"/>}</text:p>
      <text:p text:style-name="P1"><text:s text:c="4"/>finally:</text:p>
      <text:p text:style-name="P1"><text:s text:c="8"/>if cursor:</text:p>
      <text:p text:style-name="P1"><text:s text:c="12"/>cursor.close()</text:p>
      <text:p text:style-name="P1"><text:s text:c="8"/>if connection:</text:p>
      <text:p text:style-name="P1"><text:s text:c="12"/>connection.close()</text:p>
      <text:p text:style-name="P1"/>
      <text:p text:style-name="P1"><text:s text:c="4"/>return respon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5</meta:generator>
  </office:meta>
</office:document-meta>
</file>